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21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3c5b05" officeooo:paragraph-rsid="003c5b05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386689" officeooo:paragraph-rsid="00386689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3ade44" officeooo:paragraph-rsid="003ade44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31c661" officeooo:paragraph-rsid="0031c661" fo:background-color="#ffff99" style:font-name-asian="Courier New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334cd4" officeooo:paragraph-rsid="00334cd4" fo:background-color="#ffff99" style:font-name-asian="Courier New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rsid="00442d15" officeooo:paragraph-rsid="00442d15" style:font-name-asian="Courier New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046dc9b" officeooo:paragraph-rsid="0046dc9b" style:font-name-asian="Courier New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0488705" officeooo:paragraph-rsid="00488705" style:font-name-asian="Courier New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46dc9b" officeooo:paragraph-rsid="0046dc9b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46dc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2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1">right-click переключение стиля управления.</text:p>
          </table:table-cell>
          <table:table-cell table:style-name="Table1.B2" office:value-type="string">
            <text:p text:style-name="P22">доработать<text:span text:style-name="T1">: если интерфейс не поймал клик, то смена стиля управления.</text:span></text:p>
            <text:p text:style-name="P23">Only in travel mod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>Window.AntiAliasing := aa4SamplesNicer;</text:p>
          </table:table-cell>
        </table:table-row>
        <table:table-row>
          <table:table-cell table:style-name="Table1.A2" office:value-type="string">
            <text:p text:style-name="P13">interface.id</text:p>
            <text:p text:style-name="P13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TouchOver interface_id</text:p>
            <text:p text:style-name="P13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animation:</text:p>
            <text:p text:style-name="P13">slide</text:p>
            <text:p text:style-name="P13">fade</text:p>
            <text:p text:style-name="P13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actions/perks -&gt; perk.image</text:p>
            <text:p text:style-name="P20">action = class(activeper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>UIFont.Print(10, 10, Yellow, Format('FPS : %f (real : %f). Shapes : %d / %d',</text:p>
            <text:p text:style-name="P14"><text:s text:c="3"/>[Window.Fps.FrameTime,</text:p>
            <text:p text:style-name="P14"><text:s text:c="4"/>Window.Fps.RealTime,</text:p>
            <text:p text:style-name="P14"><text:s text:c="4"/>Window.SceneManager.Statistics.ShapesRendered,</text:p>
            <text:p text:style-name="P14"><text:s text:c="4"/>Window.SceneManager.Statistics.ShapesVisible]));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><text:s text:c="4"/>property MinWidth: Integer read FMinWidth write FMinWidth default 100;</text:p>
            <text:p text:style-name="P15"><text:s text:c="4"/>property MinHeight: Integer read FMinHeight write FMinHeight default 100;</text:p>
            <text:p text:style-name="P15"><text:s text:c="4"/>property MaxWidth: Integer read FMaxWidth write FMaxWidth default 4000;</text:p>
            <text:p text:style-name="P15"><text:s text:c="4"/>property MaxHeight: Integer read FMaxHeight write FMaxHeight default 4000;</text:p>
          </table:table-cell>
        </table:table-row>
        <table:table-row>
          <table:table-cell table:style-name="Table1.A2" office:value-type="string">
            <text:p text:style-name="P15">for dynamic skybox</text:p>
          </table:table-cell>
          <table:table-cell table:style-name="Table1.B2" office:value-type="string">
            <text:p text:style-name="P15">function SaveScreen: TRGBImage; overload;</text:p>
            <text:p text:style-name="P16">Container.SaveScreen;</text:p>
          </table:table-cell>
        </table:table-row>
        <table:table-row>
          <table:table-cell table:style-name="Table1.A2" office:value-type="string">
            <text:p text:style-name="P18">handle "image not found" in thread</text:p>
          </table:table-cell>
          <table:table-cell table:style-name="Table1.B2" office:value-type="string">
            <text:p text:style-name="P17"/>
          </table:table-cell>
        </table:table-row>
        <text:soft-page-break/>
        <table:table-row>
          <table:table-cell table:style-name="Table1.A2" office:value-type="string">
            <text:p text:style-name="P7">Longclick</text:p>
            <text:p text:style-name="Preformatted_20_Text">Doubleclick</text:p>
            <text:p text:style-name="Preformatted_20_Text">xyprocedure for compatibility with rightclick and longclick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8">Настройки сохранения jpg?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9">Загрузка перевода</text:p>
          </table:table-cell>
          <table:table-cell table:style-name="Table1.B2" office:value-type="string">
            <text:p text:style-name="P4">Загрузка фактов и списка картинок с диска</text:p>
          </table:table-cell>
        </table:table-row>
        <table:table-row>
          <table:table-cell table:style-name="Table1.A2" office:value-type="string">
            <text:p text:style-name="P10">BUG: если кликнуть до загрузки floater image / floaterlabels выдаёт SIGSEGV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4">Character space slide in/out for Touch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1" office:value-type="string">
            <text:p text:style-name="P25"><text:span text:style-name="T2">[bug] </text:span>FRAMES NOT SCALED CORRECTLY!!!</text:p>
          </table:table-cell>
          <table:table-cell table:style-name="Table1.B21" office:value-type="string">
            <text:p text:style-name="P33">Problem with float &lt;==&gt; fixed px conversions for frames.</text:p>
            <text:p text:style-name="P33"/>
            <text:p text:style-name="P30">Set backwards x1x2y1y2</text:p>
            <text:p text:style-name="P30"/>
            <text:p text:style-name="P31">property x1 read f_x1 write setx1</text:p>
          </table:table-cell>
        </table:table-row>
        <table:table-row>
          <table:table-cell table:style-name="Table1.A2" office:value-type="string">
            <text:p text:style-name="P26">Thread: all units actions in a thread. Thread suspend on pause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7">[bug] Portrait<text:span text:style-name="T3">s</text:span> do not slide out correctly first time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8">Scale parent to fit all children</text:p>
          </table:table-cell>
          <table:table-cell table:style-name="Table1.B2" office:value-type="string">
            <text:p text:style-name="P34">at base.rescale</text:p>
            <text:p text:style-name="P34">at grab</text:p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2" office:value-type="string">
            <text:p text:style-name="P34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8T01:32:59.740677403</dc:date>
    <meta:editing-duration>PT12H53M16S</meta:editing-duration>
    <meta:editing-cycles>34</meta:editing-cycles>
    <meta:generator>LibreOffice/4.3.3.2$Linux_X86_64 LibreOffice_project/430m0$Build-2</meta:generator>
    <meta:document-statistic meta:table-count="1" meta:image-count="0" meta:object-count="0" meta:page-count="2" meta:paragraph-count="55" meta:word-count="239" meta:character-count="2028" meta:non-whitespace-character-count="1813"/>
  </office:meta>
</office:document-meta>
</file>